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Tiempo Computo</text:p>
          </table:table-cell>
          <table:table-cell/>
          <table:table-cell office:value-type="float" office:value="42914.9" calcext:value-type="float">
            <text:p>42914,9</text:p>
          </table:table-cell>
          <table:table-cell/>
        </table:table-row>
        <table:table-row table:style-name="ro2">
          <table:table-cell office:value-type="string" calcext:value-type="string">
            <text:p>Tasa Media</text:p>
          </table:table-cell>
          <table:table-cell/>
          <table:table-cell office:value-type="float" office:value="0.96" calcext:value-type="float">
            <text:p>0,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sa Media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448.36" calcext:value-type="float">
            <text:p>4448,36</text:p>
          </table:table-cell>
          <table:table-cell office:value-type="float" office:value="0.66831" calcext:value-type="float">
            <text:p>0,66831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TestK2(dos particiones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empo Computo</text:p>
          </table:table-cell>
          <table:table-cell office:value-type="float" office:value="28955.2" calcext:value-type="float">
            <text:p>28955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sa Media</text:p>
          </table:table-cell>
          <table:table-cell office:value-type="float" office:value="0.78831" calcext:value-type="float">
            <text:p>0,788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000-00-00T00:00:01.1765256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2:04.677779387</meta:creation-date>
    <dc:date>2015-05-11T23:27:46.080519307</dc:date>
    <meta:editing-duration>PT1M14S</meta:editing-duration>
    <meta:editing-cycles>7</meta:editing-cycles>
    <meta:generator>LibreOffice/4.1.3.2$Linux_X86_64 LibreOffice_project/410m0$Build-2</meta:generator>
    <dc:creator>jporto </dc:creator>
    <meta:document-statistic meta:table-count="1" meta:cell-count="27" meta:object-count="0"/>
  </office:meta>
</office:document-meta>
</file>